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svg:stroke-color="#000000" draw:fill="none" draw:textarea-horizontal-align="justify" draw:textarea-vertical-align="middle" draw:auto-grow-height="false" fo:min-height="1.25cm" fo:min-width="2.6cm"/>
    </style:style>
    <style:style style:name="gr3" style:family="graphic" style:parent-style-name="standard">
      <style:graphic-properties svg:stroke-color="#000000" draw:fill-color="#ffffff" draw:textarea-horizontal-align="justify" draw:textarea-vertical-align="middle" draw:auto-grow-height="false" fo:min-height="1.826cm" fo:min-width="1.461cm" fo:wrap-option="no-wrap"/>
    </style:style>
    <style:style style:name="gr4" style:family="graphic" style:parent-style-name="standard" style:list-style-name="L1">
      <style:graphic-properties svg:stroke-color="#000000" draw:fill="none" draw:textarea-horizontal-align="justify" draw:textarea-vertical-align="middle" draw:auto-grow-height="false" fo:min-height="1.25cm" fo:min-width="2.6cm"/>
    </style:style>
    <style:style style:name="gr5" style:family="graphic" style:parent-style-name="objectwithoutfill">
      <style:graphic-properties draw:stroke="dash" draw:stroke-dash="_33__20_Dashes_20_3_20_Dots_20__28_var_29_" draw:marker-start="Arrow" draw:marker-start-width="0.3cm" draw:marker-end="Arrow" draw:marker-end-width="0.3cm" draw:fill="none" draw:textarea-vertical-align="middle"/>
    </style:style>
    <style:style style:name="gr6" style:family="graphic" style:parent-style-name="objectwithoutfill">
      <style:graphic-properties svg:stroke-color="#6666ff" draw:marker-start="" draw:marker-start-width="0.3cm" draw:marker-end="Arrow" draw:marker-end-width="0.3cm" draw:fill="none" draw:textarea-vertical-align="middle"/>
    </style:style>
    <style:style style:name="gr7" style:family="graphic" style:parent-style-name="objectwithoutfill">
      <style:graphic-properties svg:stroke-color="#6666ff" draw:marker-end="Arrow" draw:marker-end-width="0.3cm" draw:fill="none" draw:textarea-vertical-align="middle"/>
    </style:style>
    <style:style style:name="gr8" style:family="graphic" style:parent-style-name="objectwithoutfill">
      <style:graphic-properties svg:stroke-color="#6666ff" draw:marker-start="Arrow" draw:marker-start-width="0.3cm" draw:marker-end="" draw:marker-end-width="0.3cm" draw:fill="none" draw:textarea-vertical-align="middle"/>
    </style:style>
    <style:style style:name="gr9" style:family="graphic" style:parent-style-name="standard">
      <style:graphic-properties draw:stroke="none" svg:stroke-color="#000000" draw:fill="none" draw:fill-color="#ffffff" fo:min-height="0.137cm"/>
    </style:style>
    <style:style style:name="gr10" style:family="graphic" style:parent-style-name="standard">
      <style:graphic-properties draw:stroke="none" svg:stroke-color="#000000" draw:fill="none" draw:fill-color="#ffffff" fo:min-height="0.25cm"/>
    </style:style>
    <style:style style:name="P1" style:family="paragraph">
      <style:paragraph-properties fo:text-align="center"/>
    </style:style>
    <style:style style:name="P2" style:family="paragraph">
      <style:paragraph-properties fo:text-align="center"/>
      <style:text-properties style:font-name="Liberation Sans" fo:font-size="12pt" style:letter-kerning="true" style:font-name-asian="Microsoft YaHei" style:font-size-asian="12pt" style:font-name-complex="Lucida Sans" style:font-size-complex="12pt"/>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font-size="11pt" style:font-size-asian="11pt" style:font-size-complex="11pt"/>
    </style:style>
    <style:style style:name="P5" style:family="paragraph">
      <style:paragraph-properties fo:text-align="center"/>
      <style:text-properties fo:font-size="12pt" style:font-size-asian="12pt" style:font-size-complex="12pt"/>
    </style:style>
    <style:style style:name="P6" style:family="paragraph">
      <style:text-properties fo:font-size="11pt" style:font-size-asian="11pt" style:font-size-complex="11pt"/>
    </style:style>
    <style:style style:name="T1" style:family="text">
      <style:text-properties style:font-name="Liberation Sans" fo:font-size="12pt" style:letter-kerning="true" style:font-name-asian="Microsoft YaHei" style:font-size-asian="12pt" style:font-name-complex="Lucida Sans" style:font-size-complex="12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xml:id="id1" draw:id="id1" draw:layer="layout" svg:width="3.7cm" svg:height="2.7cm" svg:x="3.4cm" svg:y="0.7cm">
          <draw:image xlink:href="../../../../../../../../../Applications/LibreOffice.app/Contents/share/gallery/computers/Computer-Laptop-Black.png" xlink:type="simple" xlink:show="embed" xlink:actuate="onLoad">
            <text:p/>
          </draw:image>
        </draw:frame>
        <draw:custom-shape draw:style-name="gr2" draw:text-style-name="P2" xml:id="id3" draw:id="id3" draw:layer="layout" svg:width="3.1cm" svg:height="1.5cm" svg:x="6.5cm" svg:y="7.6cm">
          <text:p text:style-name="P1"><text:span text:style-name="T1">HPCC</text:span><text:span text:style-name="T1">节点</text:span></text:p>
          <draw:enhanced-geometry svg:viewBox="0 0 21600 21600" draw:type="rectangle" draw:enhanced-path="M 0 0 L 21600 0 21600 21600 0 21600 0 0 Z N"/>
        </draw:custom-shape>
        <draw:custom-shape draw:style-name="gr3" draw:text-style-name="P3" xml:id="id2" draw:id="id2" draw:layer="layout" svg:width="3cm" svg:height="3.2cm" svg:x="0.7cm" svg:y="5.6cm">
          <text:p text:style-name="P1"><text:span text:style-name="T2">GLSB</text:span></text:p>
          <text:p text:style-name="P1"><text:span text:style-name="T2">全局调度</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xml:id="id4" draw:id="id4" draw:layer="layout" svg:width="3.1cm" svg:height="1.5cm" svg:x="16.249cm" svg:y="4.303cm">
          <text:p text:style-name="P1"><text:span text:style-name="T1">源站</text:span></text:p>
          <draw:enhanced-geometry svg:viewBox="0 0 21600 21600" draw:mirror-vertical="false" draw:mirror-horizontal="false" draw:type="rectangle" draw:enhanced-path="M 0 0 L 21600 0 21600 21600 0 21600 0 0 Z N"/>
        </draw:custom-shape>
        <draw:connector draw:style-name="gr5" draw:text-style-name="P1" draw:layer="layout" draw:type="curve" svg:x1="5.25cm" svg:y1="3.4cm" svg:x2="2.2cm" svg:y2="5.6cm" draw:start-shape="id1" draw:start-glue-point="2" draw:end-shape="id2" svg:d="M5250 3400c0 1650-3050 550-3050 2200" svg:viewBox="0 0 3051 2201">
          <text:p text:style-name="P1">DNS</text:p>
        </draw:connector>
        <draw:connector draw:style-name="gr6" draw:text-style-name="P4" draw:layer="layout" draw:type="curve" svg:x1="18cm" svg:y1="5.911cm" svg:x2="8.05cm" svg:y2="9.1cm" draw:end-shape="id3" draw:end-glue-point="2" svg:d="M18000 5911c0 5535-9950 3940-9950 3189" svg:viewBox="0 0 9951 3993">
          <text:p text:style-name="P4"/>
        </draw:connector>
        <draw:connector draw:style-name="gr7" draw:text-style-name="P5" draw:layer="layout" draw:type="curve" svg:x1="5.25cm" svg:y1="3.4cm" svg:x2="8.05cm" svg:y2="7.6cm" draw:start-shape="id1" draw:start-glue-point="2" draw:end-shape="id3" draw:end-glue-point="0" svg:d="M5250 3400c0 3150 2800 1050 2800 4200" svg:viewBox="0 0 2801 4201">
          <text:p text:style-name="P1"><text:span text:style-name="T3">用户点播</text:span></text:p>
        </draw:connector>
        <draw:connector draw:style-name="gr8" draw:text-style-name="P4" draw:layer="layout" draw:type="curve" svg:x1="17.799cm" svg:y1="4.303cm" svg:x2="9.6cm" svg:y2="8.35cm" draw:start-shape="id4" draw:start-glue-point="0" draw:end-shape="id3" draw:end-glue-point="1" svg:d="M17799 4303c0-751-2437-627-3240 573s28 3474-4959 3474" svg:viewBox="0 0 8200 4516">
          <text:p text:style-name="P4">MISS回源</text:p>
        </draw:connector>
        <draw:frame draw:style-name="gr9" draw:text-style-name="P6" draw:layer="layout" svg:width="2.1cm" svg:height="0.755cm" svg:x="16.9cm" svg:y="8.4cm">
          <draw:text-box>
            <text:p text:style-name="P6"><text:span text:style-name="T4">源站下载</text:span></text:p>
          </draw:text-box>
        </draw:frame>
        <draw:connector draw:style-name="gr7" draw:text-style-name="P5" draw:layer="layout" draw:type="curve" svg:x1="9.6cm" svg:y1="8.35cm" svg:x2="7.1cm" svg:y2="2.05cm" draw:start-shape="id3" draw:start-glue-point="1" draw:end-shape="id1" svg:d="M9600 8350c751 0 2001-6300-2500-6300" svg:viewBox="0 0 3250 6301">
          <text:p text:style-name="P1"><text:span text:style-name="T3"/></text:p>
        </draw:connector>
        <draw:frame draw:style-name="gr10" draw:text-style-name="P6" draw:layer="layout" svg:width="2.4cm" svg:height="0.755cm" svg:x="10.2cm" svg:y="4.2cm">
          <draw:text-box>
            <text:p text:style-name="P6"><text:span text:style-name="T4">响应用户</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_33__20_Dashes_20_3_20_Dots_20__28_var_29_" draw:display-name="3 Dashes 3 Dots (var)" draw:style="rect" draw:dots1="3" draw:dots1-length="197%" draw:dots2="3"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imSun"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cm" fo:page-height="10.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9T11:04:59.210990000</meta:creation-date>
    <meta:generator>LibreOffice/4.3.5.2$MacOSX_X86_64 LibreOffice_project/3a87456aaa6a95c63eea1c1b3201acedf0751bd5</meta:generator>
    <dc:date>2015-03-29T12:01:48.300468000</dc:date>
    <meta:editing-duration>PT51M24S</meta:editing-duration>
    <meta:editing-cycles>5</meta:editing-cycles>
    <meta:document-statistic meta:object-count="11"/>
  </office:meta>
</office:document-meta>
</file>